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margin-top="0cm" fo:margin-bottom="0cm" fo:text-indent="-0.318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" fo:font-size="8.5pt" fo:text-shadow="1pt 1pt" style:font-name-asian="Segoe UI" style:font-size-asian="8.5pt" style:font-name-complex="Segoe UI" style:font-size-complex="8.5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1" fo:font-size="26pt" fo:text-shadow="1pt 1pt" style:font-size-asian="26pt" style:font-size-complex="26pt"/>
    </style:style>
    <style:style style:name="P9" style:family="paragraph">
      <style:paragraph-properties fo:margin-left="0.635cm" fo:margin-right="0cm" fo:margin-top="0cm" fo:margin-bottom="0cm" fo:text-align="center" fo:text-indent="-0.635cm" style:text-autospace="none"/>
    </style:style>
    <style:style style:name="P10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3d73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7" style:family="text">
      <style:text-properties fo:color="#003d73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 Semibold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1.016cm">
          <draw:text-box>
            <text:p text:style-name="P1"><text:span text:style-name="T1">PSALMODY</text:span></text:p>
            <text:p text:style-name="P1"><text:span text:style-name="T2">Psalm 80:1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4.384cm" svg:height="6.604cm" svg:x="1.778cm" svg:y="0.762cm">
          <draw:text-box>
            <text:p text:style-name="P4"><text:span text:style-name="T3">1</text:span><text:span text:style-name="T4">Give ear, O Shepherd of Israel, you who lead </text:span></text:p>
            <text:p text:style-name="P5"><text:span text:style-name="T4">Joseph like a flock! </text:span></text:p>
            <text:p text:style-name="P5"><text:span text:style-name="T5"><text:s text:c="6"/></text:span><text:span text:style-name="T2">You who are enthroned upon the </text:span></text:p>
            <text:p text:style-name="P5"><text:span text:style-name="T2"><text:s text:c="6"/></text:span><text:span text:style-name="T2">cherubim, shine fo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8" draw:layer="layout" svg:width="25.654cm" svg:height="6.263cm" svg:x="1.27cm" svg:y="1.016cm">
          <draw:text-box>
            <text:p text:style-name="P4"><text:span text:style-name="T3">2</text:span><text:span text:style-name="T4">Before Ephraim and Benjamin and Manasseh,</text:span></text:p>
            <text:p text:style-name="P5"><text:span text:style-name="T5"><text:s text:c="5"/></text:span><text:span text:style-name="T2">stir up your might and come to save us!</text:span></text:p>
            <text:p text:style-name="P7"><text:span text:style-name="T3">3</text:span><text:span text:style-name="T4">Restore us, O God;</text:span></text:p>
            <text:p text:style-name="P5"><text:span text:style-name="T5"><text:s text:c="5"/></text:span><text:span text:style-name="T2">let your face shine, that we may be save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8" draw:layer="layout" svg:width="24.384cm" svg:height="9.269cm" svg:x="2.032cm" svg:y="1.016cm">
          <draw:text-box>
            <text:p text:style-name="P4"><text:span text:style-name="T3">4</text:span><text:span text:style-name="T4">O LORD God of hosts,</text:span></text:p>
            <text:p text:style-name="P5"><text:span text:style-name="T5"><text:s text:c="4"/></text:span><text:span text:style-name="T2">how long will you be angry with your </text:span></text:p>
            <text:p text:style-name="P5"><text:span text:style-name="T2"><text:s text:c="4"/></text:span><text:span text:style-name="T2">people’s prayers?</text:span></text:p>
            <text:p text:style-name="P7"><text:span text:style-name="T3">5</text:span><text:span text:style-name="T4">You have fed them with the bread of tears </text:span></text:p>
            <text:p text:style-name="P5"><text:span text:style-name="T5"><text:s text:c="4"/></text:span><text:span text:style-name="T2">and given them tears to drink in full </text:span></text:p>
            <text:p text:style-name="P5"><text:span text:style-name="T2"><text:s text:c="4"/></text:span><text:span text:style-name="T2">meas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6" draw:layer="layout" svg:width="25.146cm" svg:height="8.128cm" svg:x="1.524cm" svg:y="0.762cm">
          <draw:text-box>
            <text:p text:style-name="P4"><text:span text:style-name="T3">6</text:span><text:span text:style-name="T4">You make us an object of contention for our <text:s text:c="2"/></text:span></text:p>
            <text:p text:style-name="P4"><text:span text:style-name="T4"><text:s/></text:span><text:span text:style-name="T4">neighbors,</text:span></text:p>
            <text:p text:style-name="P5"><text:span text:style-name="T6"><text:s text:c="5"/></text:span><text:span text:style-name="T2">and our enemies laugh among themselves.</text:span></text:p>
            <text:p text:style-name="P7"><text:span text:style-name="T7">7</text:span><text:span text:style-name="T8">Restore us, O God of hosts;</text:span></text:p>
            <text:p text:style-name="P7"><text:span text:style-name="T6"><text:s text:c="6"/></text:span><text:span text:style-name="T2">let your face shine, that we may be sav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10" draw:layer="layout" svg:width="25.654cm" svg:height="6.604cm" svg:x="1.27cm" svg:y="1.016cm">
          <draw:text-box>
            <text:p text:style-name="P9"><text:span text:style-name="T9">C: </text:span><text:span text:style-name="T2">Glory be to the Father and to the Son</text:span></text:p>
            <text:p text:style-name="P1"><text:span text:style-name="T2">and to the Holy Spirit;</text:span></text:p>
            <text:p text:style-name="P1"><text:span text:style-name="T2">as it was in the beginning, </text:span></text:p>
            <text:p text:style-name="P1"><text:span text:style-name="T2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20:37:39.555000000</meta:creation-date>
    <dc:title>Hymn template</dc:title>
    <meta:editing-duration>PT14M45S</meta:editing-duration>
    <meta:editing-cycles>5</meta:editing-cycles>
    <meta:generator>LibreOffice/6.0.7.3$Windows_X86_64 LibreOffice_project/dc89aa7a9eabfd848af146d5086077aeed2ae4a5</meta:generator>
    <meta:initial-creator>Arthur Hoch</meta:initial-creator>
    <dc:date>2018-12-20T16:23:43.805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4-11-25T20:37:39.243000000"/>
  </office:meta>
</office:document-meta>
</file>